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32-2014</text:span></text:span></text:p>
      <text:p text:style-name="P14">ACTA DE INICIO DE PROCEDIMIENTO</text:p>
      <text:p text:style-name="P15"/>
      <text:p text:style-name="P16"><text:span text:style-name="T17">Siendo las (hora),del día venticinco (25) de Juni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RENA CAROLINA SALAS VÁSQUEZ</text:span><text:span text:style-name="T14"> </text:span><text:span text:style-name="T17">JEFE DE LA DIVISIÓN DE ADMINISTRACIóN Y TESORERIA,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32-2014</text:span><text:span text:style-name="T18"> </text:span><text:span text:style-name="T17">para la adquisición de </text:span><text:span text:style-name="T19">- 200 ALMOHADILLAS PARA SELLOS
<text:line-break/>- 15000 ARCHICOMODOS
<text:line-break/>- 200 BORRADORES DE PIZARRA ACRILICAS
<text:line-break/>- 1200 CALCULADORA
<text:line-break/>- 15000 CARPETA LOMO ANCHO CARTA
<text:line-break/>- 30000 CARPETAS MARRONES CARTA
<text:line-break/>- 20000 CARPETAS MARRONES OFICIO
<text:line-break/>- 200000 CARTULINA OPALINA TAMAÑO CARTA
<text:line-break/>- 10000 CD
<text:line-break/>- 200 CHINCHETAS DE COLORES
<text:line-break/>- 3000 CINTA ADHESIVA TRANSPARENTE 12 MILIMETRO
<text:line-break/>- 1000 CLIPS MARIPOSA N°01
<text:line-break/>- 3000 CUADERNOS EMPASTADOS GRANDES
<text:line-break/>- 1000 CUENTA FACIL
<text:line-break/>- 500 ENGRAPADORAS
<text:line-break/>- 2000 GANCHOS PARA CARPETAS
<text:line-break/>- 100 GUILLOTINA
<text:line-break/>- 30000 LAPICES DE GRAFITO NÂ°02
<text:line-break/>- 3600 MARCADORES NEGROS
<text:line-break/>- 100 PAPEL FORMA CONTINUA 9 1/2 X 5 1/2 (II PARTE)
<text:line-break/>- 18000 PAPEL FOTOCOPIA TAMAÑO CARTA
<text:line-break/>- 2400 PEGAMENTO EN  BARRA  40 GRS
<text:line-break/>- 500 PORTA LAPÍZ
<text:line-break/>- 700 REGLAS DE 30CM
<text:line-break/>- 500 SACA GRAPA
<text:line-break/>- 15000 SEPARADORES DE CARTULINA
<text:line-break/>- 20000 SOBRE MANILA TIPO OFICIO 25 X 35
<text:line-break/>- 500 TIJERAS
<text:line-break/>- 1000 TIRRO Nº 1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200 ALMOHADILLAS PARA SELLOS
<text:line-break/>- 15000 ARCHICOMODOS
<text:line-break/>- 200 BORRADORES DE PIZARRA ACRILICAS
<text:line-break/>- 1200 CALCULADORA
<text:line-break/>- 15000 CARPETA LOMO ANCHO CARTA
<text:line-break/>- 30000 CARPETAS MARRONES CARTA
<text:line-break/>- 20000 CARPETAS MARRONES OFICIO
<text:line-break/>- 200000 CARTULINA OPALINA TAMAÑO CARTA
<text:line-break/>- 10000 CD
<text:line-break/>- 200 CHINCHETAS DE COLORES
<text:line-break/>- 3000 CINTA ADHESIVA TRANSPARENTE 12 MILIMETRO
<text:line-break/>- 1000 CLIPS MARIPOSA N°01
<text:line-break/>- 3000 CUADERNOS EMPASTADOS GRANDES
<text:line-break/>- 1000 CUENTA FACIL
<text:line-break/>- 500 ENGRAPADORAS
<text:line-break/>- 2000 GANCHOS PARA CARPETAS
<text:line-break/>- 100 GUILLOTINA
<text:line-break/>- 30000 LAPICES DE GRAFITO NÂ°02
<text:line-break/>- 3600 MARCADORES NEGROS
<text:line-break/>- 100 PAPEL FORMA CONTINUA 9 1/2 X 5 1/2 (II PARTE)
<text:line-break/>- 18000 PAPEL FOTOCOPIA TAMAÑO CARTA
<text:line-break/>- 2400 PEGAMENTO EN  BARRA  40 GRS
<text:line-break/>- 500 PORTA LAPÍZ
<text:line-break/>- 700 REGLAS DE 30CM
<text:line-break/>- 500 SACA GRAPA
<text:line-break/>- 15000 SEPARADORES DE CARTULINA
<text:line-break/>- 20000 SOBRE MANILA TIPO OFICIO 25 X 35
<text:line-break/>- 500 TIJERAS
<text:line-break/>- 1000 TIRRO Nº 1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200 ALMOHADILLAS PARA SELLOS
<text:line-break/>- 15000 ARCHICOMODOS
<text:line-break/>- 200 BORRADORES DE PIZARRA ACRILICAS
<text:line-break/>- 1200 CALCULADORA
<text:line-break/>- 15000 CARPETA LOMO ANCHO CARTA
<text:line-break/>- 30000 CARPETAS MARRONES CARTA
<text:line-break/>- 20000 CARPETAS MARRONES OFICIO
<text:line-break/>- 200000 CARTULINA OPALINA TAMAÑO CARTA
<text:line-break/>- 10000 CD
<text:line-break/>- 200 CHINCHETAS DE COLORES
<text:line-break/>- 3000 CINTA ADHESIVA TRANSPARENTE 12 MILIMETRO
<text:line-break/>- 1000 CLIPS MARIPOSA N°01
<text:line-break/>- 3000 CUADERNOS EMPASTADOS GRANDES
<text:line-break/>- 1000 CUENTA FACIL
<text:line-break/>- 500 ENGRAPADORAS
<text:line-break/>- 2000 GANCHOS PARA CARPETAS
<text:line-break/>- 100 GUILLOTINA
<text:line-break/>- 30000 LAPICES DE GRAFITO NÂ°02
<text:line-break/>- 3600 MARCADORES NEGROS
<text:line-break/>- 100 PAPEL FORMA CONTINUA 9 1/2 X 5 1/2 (II PARTE)
<text:line-break/>- 18000 PAPEL FOTOCOPIA TAMAÑO CARTA
<text:line-break/>- 2400 PEGAMENTO EN  BARRA  40 GRS
<text:line-break/>- 500 PORTA LAPÍZ
<text:line-break/>- 700 REGLAS DE 30CM
<text:line-break/>- 500 SACA GRAPA
<text:line-break/>- 15000 SEPARADORES DE CARTULINA
<text:line-break/>- 20000 SOBRE MANILA TIPO OFICIO 25 X 35
<text:line-break/>- 500 TIJERAS
<text:line-break/>- 1000 TIRRO Nº 1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RENA CAROLINA SALAS VÁSQUEZ</text:p>
            <text:p text:style-name="P10">JEFE DE LA DIVISIÓN DE ADMINISTRACIóN Y TESORERIA</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